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sans-serif1" fo:font-size="14pt" fo:font-weight="bold" officeooo:paragraph-rsid="002f8576" style:font-size-asian="14pt" style:font-weight-asian="bold" style:font-size-complex="14pt" style:font-weight-complex="bold"/>
    </style:style>
    <style:style style:name="P2" style:family="paragraph" style:parent-style-name="Standard">
      <style:text-properties style:font-name="sans-serif1" fo:font-size="14pt" fo:font-weight="bold" officeooo:paragraph-rsid="003b7296" style:font-size-asian="14pt" style:font-weight-asian="bold" style:font-size-complex="14pt" style:font-weight-complex="bold"/>
    </style:style>
    <style:style style:name="P3" style:family="paragraph" style:parent-style-name="Standard">
      <style:text-properties style:font-name="sans-serif1" fo:font-size="14pt" fo:font-weight="bold" officeooo:rsid="0048ae77" officeooo:paragraph-rsid="004f640d" style:font-size-asian="14pt" style:font-weight-asian="bold" style:font-size-complex="14pt" style:font-weight-complex="bold"/>
    </style:style>
    <style:style style:name="P4" style:family="paragraph" style:parent-style-name="Standard">
      <style:text-properties style:font-name="sans-serif1" fo:font-size="14pt" fo:font-weight="bold" officeooo:rsid="0048ae77" officeooo:paragraph-rsid="0079878f" style:font-size-asian="14pt" style:font-weight-asian="bold" style:font-size-complex="14pt" style:font-weight-complex="bold"/>
    </style:style>
    <style:style style:name="P5" style:family="paragraph" style:parent-style-name="Standard">
      <style:text-properties style:font-name="sans-serif1" fo:font-size="14pt" fo:font-weight="bold" officeooo:rsid="00961c58" officeooo:paragraph-rsid="00961c58" style:font-size-asian="14pt" style:font-weight-asian="bold" style:font-size-complex="14pt" style:font-weight-complex="bold"/>
    </style:style>
    <style:style style:name="P6" style:family="paragraph" style:parent-style-name="Standard">
      <style:text-properties style:font-name="sans-serif1" fo:font-size="14pt" fo:font-weight="bold" officeooo:rsid="00961c58" officeooo:paragraph-rsid="00b7ad62" style:font-size-asian="14pt" style:font-weight-asian="bold" style:font-size-complex="14pt" style:font-weight-complex="bold"/>
    </style:style>
    <style:style style:name="P7" style:family="paragraph" style:parent-style-name="Standard">
      <style:text-properties style:font-name="sans-serif1" fo:font-size="14pt" fo:font-weight="bold" officeooo:paragraph-rsid="00c50cff" style:font-size-asian="14pt" style:font-weight-asian="bold" style:font-size-complex="14pt" style:font-weight-complex="bold"/>
    </style:style>
    <style:style style:name="P8" style:family="paragraph" style:parent-style-name="Standard">
      <style:text-properties style:font-name="sans-serif1" fo:font-size="14pt" fo:font-weight="bold" officeooo:paragraph-rsid="00d96b51" style:font-size-asian="14pt" style:font-weight-asian="bold" style:font-size-complex="14pt" style:font-weight-complex="bold"/>
    </style:style>
    <style:style style:name="P9" style:family="paragraph" style:parent-style-name="Standard">
      <style:text-properties style:font-name="sans-serif1" fo:font-size="14pt" fo:font-weight="bold" officeooo:rsid="00d96b51" officeooo:paragraph-rsid="00d96b51" style:font-size-asian="14pt" style:font-weight-asian="bold" style:font-size-complex="14pt" style:font-weight-complex="bold"/>
    </style:style>
    <style:style style:name="P10" style:family="paragraph" style:parent-style-name="Standard">
      <style:text-properties style:font-name="sans-serif1" fo:font-size="14pt" style:text-underline-style="solid" style:text-underline-width="auto" style:text-underline-color="font-color" fo:font-weight="bold" officeooo:rsid="00961c58" officeooo:paragraph-rsid="00961c58" style:font-size-asian="14pt" style:font-weight-asian="bold" style:font-size-complex="14pt" style:font-weight-complex="bold"/>
    </style:style>
    <style:style style:name="P11" style:family="paragraph" style:parent-style-name="Standard">
      <style:text-properties style:font-name="sans-serif1" fo:font-size="14pt" style:text-underline-style="solid" style:text-underline-width="auto" style:text-underline-color="font-color" fo:font-weight="bold" officeooo:rsid="00961c58" officeooo:paragraph-rsid="00d96b51" style:font-size-asian="14pt" style:font-weight-asian="bold" style:font-size-complex="14pt" style:font-weight-complex="bold"/>
    </style:style>
    <style:style style:name="P12" style:family="paragraph" style:parent-style-name="Standard">
      <style:text-properties style:font-name="sans-serif1" fo:font-size="12pt" fo:font-weight="normal" officeooo:paragraph-rsid="00421820" style:font-size-asian="12pt" style:font-weight-asian="normal" style:font-size-complex="12pt" style:font-weight-complex="normal"/>
    </style:style>
    <style:style style:name="P13" style:family="paragraph" style:parent-style-name="Standard">
      <style:text-properties style:font-name="sans-serif1" fo:font-size="12pt" fo:font-weight="normal" officeooo:rsid="0048ae77" officeooo:paragraph-rsid="0048ae77" style:font-size-asian="12pt" style:font-weight-asian="normal" style:font-size-complex="12pt" style:font-weight-complex="normal"/>
    </style:style>
    <style:style style:name="P14" style:family="paragraph" style:parent-style-name="Standard">
      <style:text-properties style:font-name="sans-serif1" fo:font-size="12pt" fo:font-weight="normal" officeooo:rsid="0048ae77" officeooo:paragraph-rsid="00545f52" style:font-size-asian="12pt" style:font-weight-asian="normal" style:font-size-complex="12pt" style:font-weight-complex="normal"/>
    </style:style>
    <style:style style:name="P15" style:family="paragraph" style:parent-style-name="Standard">
      <style:text-properties style:font-name="sans-serif1" fo:font-size="12pt" fo:font-weight="normal" officeooo:rsid="0048ae77" officeooo:paragraph-rsid="0075eef2" style:font-size-asian="12pt" style:font-weight-asian="normal" style:font-size-complex="12pt" style:font-weight-complex="normal"/>
    </style:style>
    <style:style style:name="P16" style:family="paragraph" style:parent-style-name="Standard">
      <style:text-properties style:font-name="sans-serif1" fo:font-size="12pt" fo:font-weight="normal" officeooo:rsid="0048ae77" officeooo:paragraph-rsid="0079878f" style:font-size-asian="12pt" style:font-weight-asian="normal" style:font-size-complex="12pt" style:font-weight-complex="normal"/>
    </style:style>
    <style:style style:name="P17" style:family="paragraph" style:parent-style-name="Standard">
      <style:text-properties style:font-name="sans-serif1" fo:font-size="12pt" fo:font-weight="normal" officeooo:rsid="0048ae77" officeooo:paragraph-rsid="0084d855" style:font-size-asian="12pt" style:font-weight-asian="normal" style:font-size-complex="12pt" style:font-weight-complex="normal"/>
    </style:style>
    <style:style style:name="P18" style:family="paragraph" style:parent-style-name="Standard">
      <style:text-properties style:font-name="sans-serif1" fo:font-size="12pt" fo:font-weight="normal" officeooo:paragraph-rsid="00545f52" style:font-size-asian="12pt" style:font-weight-asian="normal" style:font-size-complex="12pt" style:font-weight-complex="normal"/>
    </style:style>
    <style:style style:name="P19" style:family="paragraph" style:parent-style-name="Standard">
      <style:text-properties style:font-name="sans-serif1" fo:font-size="12pt" fo:font-weight="normal" officeooo:paragraph-rsid="0015f991" style:font-size-asian="12pt" style:font-weight-asian="normal" style:font-size-complex="12pt" style:font-weight-complex="normal"/>
    </style:style>
    <style:style style:name="P20" style:family="paragraph" style:parent-style-name="Standard">
      <style:text-properties style:font-name="sans-serif1" fo:font-size="12pt" fo:font-weight="normal" officeooo:rsid="00961c58" officeooo:paragraph-rsid="00961c58" style:font-size-asian="12pt" style:font-weight-asian="normal" style:font-size-complex="12pt" style:font-weight-complex="normal"/>
    </style:style>
    <style:style style:name="P21" style:family="paragraph" style:parent-style-name="Standard">
      <style:text-properties style:font-name="sans-serif1" fo:font-size="12pt" fo:font-weight="normal" officeooo:rsid="00961c58" officeooo:paragraph-rsid="00b7ad62" style:font-size-asian="12pt" style:font-weight-asian="normal" style:font-size-complex="12pt" style:font-weight-complex="normal"/>
    </style:style>
    <style:style style:name="P22" style:family="paragraph" style:parent-style-name="Standard">
      <style:text-properties style:font-name="sans-serif1" fo:font-size="12pt" fo:font-weight="normal" officeooo:rsid="00961c58" officeooo:paragraph-rsid="00bdd66d" style:font-size-asian="12pt" style:font-weight-asian="normal" style:font-size-complex="12pt" style:font-weight-complex="normal"/>
    </style:style>
    <style:style style:name="P23" style:family="paragraph" style:parent-style-name="Standard">
      <style:text-properties style:font-name="sans-serif1" fo:font-size="12pt" fo:font-weight="normal" officeooo:paragraph-rsid="00c50cff" style:font-size-asian="12pt" style:font-weight-asian="normal" style:font-size-complex="12pt" style:font-weight-complex="normal"/>
    </style:style>
    <style:style style:name="P24" style:family="paragraph" style:parent-style-name="Standard">
      <style:text-properties style:font-name="sans-serif1" fo:font-size="12pt" fo:font-weight="normal" officeooo:rsid="00ca1cd2" officeooo:paragraph-rsid="00ca1cd2" style:font-size-asian="12pt" style:font-weight-asian="normal" style:font-size-complex="12pt" style:font-weight-complex="normal"/>
    </style:style>
    <style:style style:name="P25" style:family="paragraph" style:parent-style-name="Standard">
      <style:text-properties style:font-name="sans-serif1" fo:font-size="12pt" officeooo:rsid="001e0c18" officeooo:paragraph-rsid="0015f991" style:font-size-asian="12pt" style:font-size-complex="12pt"/>
    </style:style>
    <style:style style:name="P26" style:family="paragraph" style:parent-style-name="Standard">
      <style:text-properties style:font-name="sans-serif1" fo:font-size="12pt" officeooo:rsid="001e0c18" officeooo:paragraph-rsid="001f468d" style:font-size-asian="12pt" style:font-size-complex="12pt"/>
    </style:style>
    <style:style style:name="P27" style:family="paragraph" style:parent-style-name="Standard">
      <style:text-properties style:font-name="sans-serif1" fo:font-size="12pt" officeooo:rsid="001e0c18" officeooo:paragraph-rsid="0038eea2" style:font-size-asian="12pt" style:font-size-complex="12pt"/>
    </style:style>
    <style:style style:name="P28" style:family="paragraph" style:parent-style-name="Standard">
      <style:text-properties style:font-name="sans-serif1" fo:font-size="12pt" officeooo:paragraph-rsid="00ca1cd2" style:font-size-asian="12pt" style:font-size-complex="12pt"/>
    </style:style>
    <style:style style:name="P29" style:family="paragraph" style:parent-style-name="Standard">
      <style:text-properties style:font-name="sans-serif1" fo:font-size="12pt" fo:font-weight="bold" officeooo:paragraph-rsid="00d96b51" style:font-size-asian="12pt" style:font-weight-asian="bold" style:font-size-complex="12pt" style:font-weight-complex="bold"/>
    </style:style>
    <style:style style:name="P30" style:family="paragraph" style:parent-style-name="Standard">
      <style:text-properties style:font-name="sans-serif1" fo:font-size="12pt" fo:font-weight="bold" officeooo:rsid="00d96b51" officeooo:paragraph-rsid="00d96b51" style:font-size-asian="12pt" style:font-weight-asian="bold" style:font-size-complex="12pt" style:font-weight-complex="bold"/>
    </style:style>
    <style:style style:name="P31" style:family="paragraph" style:parent-style-name="Standard">
      <style:text-properties style:font-name="sans-serif1" fo:font-size="12.75pt" fo:font-weight="bold" officeooo:paragraph-rsid="0015f991" style:font-weight-asian="bold" style:font-weight-complex="bold"/>
    </style:style>
    <style:style style:name="P32" style:family="paragraph" style:parent-style-name="Standard">
      <style:text-properties style:font-name="sans-serif1" fo:font-size="12.75pt" fo:font-weight="bold" officeooo:rsid="0015f991" officeooo:paragraph-rsid="0015f991" style:font-weight-asian="bold" style:font-weight-complex="bold"/>
    </style:style>
    <style:style style:name="P33" style:family="paragraph" style:parent-style-name="Standard">
      <style:text-properties fo:font-weight="bold" officeooo:paragraph-rsid="0015f991" style:font-weight-asian="bold" style:font-weight-complex="bold"/>
    </style:style>
    <style:style style:name="P34" style:family="paragraph" style:parent-style-name="Standard">
      <style:text-properties fo:font-size="14pt" fo:font-weight="bold" officeooo:paragraph-rsid="0015f991" style:font-size-asian="14pt" style:font-weight-asian="bold" style:font-size-complex="14pt" style:font-weight-complex="bold"/>
    </style:style>
    <style:style style:name="P35" style:family="paragraph" style:parent-style-name="Standard">
      <style:text-properties fo:font-size="14pt" fo:font-weight="bold" officeooo:rsid="0015f991" officeooo:paragraph-rsid="0015f991" style:font-size-asian="14pt" style:font-weight-asian="bold" style:font-size-complex="14pt" style:font-weight-complex="bold"/>
    </style:style>
    <style:style style:name="P36" style:family="paragraph" style:parent-style-name="Standard">
      <style:text-properties fo:font-size="14pt" fo:font-weight="bold" officeooo:paragraph-rsid="00ca1cd2" style:font-size-asian="14pt" style:font-weight-asian="bold" style:font-size-complex="14pt" style:font-weight-complex="bold"/>
    </style:style>
    <style:style style:name="P37" style:family="paragraph" style:parent-style-name="Standard">
      <style:text-properties fo:font-size="12pt" officeooo:paragraph-rsid="001f468d" style:font-size-asian="12pt" style:font-size-complex="12pt"/>
    </style:style>
    <style:style style:name="P38" style:family="paragraph" style:parent-style-name="Standard">
      <style:text-properties fo:font-size="12pt" officeooo:paragraph-rsid="00ca1cd2" style:font-size-asian="12pt" style:font-size-complex="12pt"/>
    </style:style>
    <style:style style:name="P39" style:family="paragraph" style:parent-style-name="Standard">
      <style:text-properties officeooo:paragraph-rsid="0023f71b"/>
    </style:style>
    <style:style style:name="P40" style:family="paragraph" style:parent-style-name="Standard">
      <style:text-properties officeooo:paragraph-rsid="003b7296"/>
    </style:style>
    <style:style style:name="P41" style:family="paragraph" style:parent-style-name="Standard">
      <style:text-properties officeooo:paragraph-rsid="004f640d"/>
    </style:style>
    <style:style style:name="P42" style:family="paragraph" style:parent-style-name="Standard">
      <style:text-properties officeooo:paragraph-rsid="00d96b51"/>
    </style:style>
    <style:style style:name="P43" style:family="paragraph" style:parent-style-name="Standard">
      <style:text-properties officeooo:paragraph-rsid="00dcf27e"/>
    </style:style>
    <style:style style:name="P44" style:family="paragraph" style:parent-style-name="Standard">
      <style:text-properties officeooo:paragraph-rsid="00df73f3"/>
    </style:style>
    <style:style style:name="P45" style:family="paragraph" style:parent-style-name="Standard">
      <style:text-properties officeooo:paragraph-rsid="00e3610b"/>
    </style:style>
    <style:style style:name="P46" style:family="paragraph" style:parent-style-name="Standard">
      <style:text-properties officeooo:paragraph-rsid="00e6c5aa"/>
    </style:style>
    <style:style style:name="P47" style:family="paragraph" style:parent-style-name="Standard">
      <style:text-properties style:font-name="sans-serif" fo:font-size="12pt" officeooo:paragraph-rsid="00d96b51" style:font-size-asian="12pt" style:font-size-complex="12pt"/>
    </style:style>
    <style:style style:name="P48" style:family="paragraph" style:parent-style-name="Standard">
      <style:text-properties style:font-name="sans-serif" fo:font-size="12pt" officeooo:rsid="00dcf27e" officeooo:paragraph-rsid="00dcf27e" style:font-size-asian="12pt" style:font-size-complex="12pt"/>
    </style:style>
    <style:style style:name="P49" style:family="paragraph" style:parent-style-name="Standard">
      <style:text-properties officeooo:paragraph-rsid="00e9856b"/>
    </style:style>
    <style:style style:name="P50" style:family="paragraph" style:parent-style-name="Standard">
      <style:text-properties officeooo:paragraph-rsid="00faea92"/>
    </style:style>
    <style:style style:name="P51" style:family="paragraph" style:parent-style-name="Standard">
      <style:text-properties officeooo:paragraph-rsid="0101de08"/>
    </style:style>
    <style:style style:name="P52" style:family="paragraph" style:parent-style-name="Standard">
      <style:text-properties officeooo:paragraph-rsid="01037e17"/>
    </style:style>
    <style:style style:name="P53" style:family="paragraph" style:parent-style-name="Standard">
      <style:text-properties officeooo:paragraph-rsid="011253a3"/>
    </style:style>
    <style:style style:name="P54" style:family="paragraph" style:parent-style-name="Heading_20_2">
      <style:text-properties style:font-name="sans-serif1" fo:font-size="14pt" fo:font-weight="bold" officeooo:rsid="00961c58" officeooo:paragraph-rsid="00961c58" style:font-size-asian="14pt" style:font-weight-asian="bold" style:font-size-complex="14pt" style:font-weight-complex="bold"/>
    </style:style>
    <style:style style:name="P55" style:family="paragraph" style:parent-style-name="Text_20_body">
      <style:text-properties fo:font-size="12pt" officeooo:paragraph-rsid="00b54c6c" style:font-size-asian="12pt" style:font-size-complex="12pt"/>
    </style:style>
    <style:style style:name="P56" style:family="paragraph" style:parent-style-name="Text_20_body">
      <style:text-properties style:font-name="sans-serif"/>
    </style:style>
    <style:style style:name="P57" style:family="paragraph" style:parent-style-name="Text_20_body">
      <style:text-properties style:font-name="sans-serif" fo:font-size="12pt" style:font-size-asian="12pt" style:font-size-complex="12pt"/>
    </style:style>
    <style:style style:name="P58" style:family="paragraph" style:parent-style-name="Text_20_body">
      <style:text-properties style:font-name="sans-serif" fo:font-size="12pt" officeooo:paragraph-rsid="00a68cd7" style:font-size-asian="12pt" style:font-size-complex="12pt"/>
    </style:style>
    <style:style style:name="P59" style:family="paragraph" style:parent-style-name="Text_20_body">
      <style:text-properties style:font-name="sans-serif" fo:font-size="12pt" officeooo:rsid="010680d6" officeooo:paragraph-rsid="010680d6" style:font-size-asian="12pt" style:font-size-complex="12pt"/>
    </style:style>
    <style:style style:name="P60" style:family="paragraph" style:parent-style-name="Text_20_body">
      <style:text-properties style:font-name="sans-serif" fo:font-size="12pt" officeooo:rsid="011a01ab" officeooo:paragraph-rsid="011a01ab" style:font-size-asian="12pt" style:font-size-complex="12pt"/>
    </style:style>
    <style:style style:name="P61" style:family="paragraph" style:parent-style-name="Text_20_body">
      <style:text-properties style:font-name="sans-serif" fo:font-size="12pt" fo:font-weight="bold" officeooo:rsid="010680d6" officeooo:paragraph-rsid="010680d6" style:font-size-asian="12pt" style:font-weight-asian="bold" style:font-size-complex="12pt" style:font-weight-complex="bold"/>
    </style:style>
    <style:style style:name="P62" style:family="paragraph" style:parent-style-name="Text_20_body">
      <style:text-properties style:font-name="sans-serif" officeooo:paragraph-rsid="00a68cd7"/>
    </style:style>
    <style:style style:name="P63" style:family="paragraph" style:parent-style-name="Text_20_body">
      <style:text-properties style:font-name="sans-serif1" fo:font-size="12pt" officeooo:paragraph-rsid="00b54c6c" style:font-size-asian="12pt" style:font-size-complex="12pt"/>
    </style:style>
    <style:style style:name="P64" style:family="paragraph" style:parent-style-name="Text_20_body">
      <style:text-properties officeooo:paragraph-rsid="00faea92"/>
    </style:style>
    <style:style style:name="P65" style:family="paragraph" style:parent-style-name="Text_20_body">
      <style:text-properties officeooo:paragraph-rsid="01037e17"/>
    </style:style>
    <style:style style:name="P66" style:family="paragraph" style:parent-style-name="Text_20_body">
      <style:text-properties officeooo:paragraph-rsid="01138306"/>
    </style:style>
    <style:style style:name="P67" style:family="paragraph" style:parent-style-name="Heading_20_1">
      <style:text-properties officeooo:paragraph-rsid="00faea92"/>
    </style:style>
    <style:style style:name="P68" style:family="paragraph" style:parent-style-name="Heading_20_1">
      <style:text-properties officeooo:paragraph-rsid="01037e17"/>
    </style:style>
    <style:style style:name="P69" style:family="paragraph" style:parent-style-name="Standard" style:list-style-name="L1">
      <style:text-properties style:font-name="sans-serif1" fo:font-size="12pt" fo:font-weight="normal" officeooo:rsid="0015f991" officeooo:paragraph-rsid="0015f991" style:font-size-asian="12pt" style:font-weight-asian="normal" style:font-size-complex="12pt" style:font-weight-complex="normal"/>
    </style:style>
    <style:style style:name="P70" style:family="paragraph" style:parent-style-name="Standard" style:list-style-name="L4">
      <style:text-properties style:font-name="sans-serif1" fo:font-size="12pt" fo:font-weight="normal" officeooo:rsid="0048ae77" officeooo:paragraph-rsid="0048ae77" style:font-size-asian="12pt" style:font-weight-asian="normal" style:font-size-complex="12pt" style:font-weight-complex="normal"/>
    </style:style>
    <style:style style:name="P71" style:family="paragraph" style:parent-style-name="Standard" style:list-style-name="L4">
      <style:text-properties style:font-name="sans-serif1" fo:font-size="12pt" fo:font-weight="normal" officeooo:rsid="0048ae77" officeooo:paragraph-rsid="00545f52" style:font-size-asian="12pt" style:font-weight-asian="normal" style:font-size-complex="12pt" style:font-weight-complex="normal"/>
    </style:style>
    <style:style style:name="P72" style:family="paragraph" style:parent-style-name="Standard" style:list-style-name="L5">
      <style:text-properties style:font-name="sans-serif1" fo:font-size="12pt" fo:font-weight="normal" officeooo:rsid="0048ae77" officeooo:paragraph-rsid="0084d855" style:font-size-asian="12pt" style:font-weight-asian="normal" style:font-size-complex="12pt" style:font-weight-complex="normal"/>
    </style:style>
    <style:style style:name="P73" style:family="paragraph" style:parent-style-name="Standard" style:list-style-name="L6">
      <style:text-properties style:font-name="sans-serif1" fo:font-size="12pt" fo:font-weight="normal" officeooo:rsid="00961c58" officeooo:paragraph-rsid="00961c58" style:font-size-asian="12pt" style:font-weight-asian="normal" style:font-size-complex="12pt" style:font-weight-complex="normal"/>
    </style:style>
    <style:style style:name="P74" style:family="paragraph" style:parent-style-name="Standard" style:list-style-name="L7">
      <style:text-properties style:font-name="sans-serif1" fo:font-size="12pt" fo:font-weight="normal" officeooo:rsid="00961c58" officeooo:paragraph-rsid="00bdd66d" style:font-size-asian="12pt" style:font-weight-asian="normal" style:font-size-complex="12pt" style:font-weight-complex="normal"/>
    </style:style>
    <style:style style:name="P75" style:family="paragraph" style:parent-style-name="Standard" style:list-style-name="L2">
      <style:text-properties style:font-name="sans-serif1" fo:font-size="12pt" officeooo:rsid="001e0c18" officeooo:paragraph-rsid="0015f991" style:font-size-asian="12pt" style:font-size-complex="12pt"/>
    </style:style>
    <style:style style:name="P76" style:family="paragraph" style:parent-style-name="Standard" style:list-style-name="L3">
      <style:text-properties style:font-name="sans-serif1" fo:font-size="12pt" officeooo:rsid="001e0c18" officeooo:paragraph-rsid="0038eea2" style:font-size-asian="12pt" style:font-size-complex="12pt"/>
    </style:style>
    <style:style style:name="P77" style:family="paragraph" style:parent-style-name="Standard" style:list-style-name="L8">
      <style:text-properties style:font-name="sans-serif1" fo:font-size="12pt" fo:font-weight="bold" officeooo:paragraph-rsid="00d96b51" style:font-size-asian="12pt" style:font-weight-asian="bold" style:font-size-complex="12pt" style:font-weight-complex="bold"/>
    </style:style>
    <style:style style:name="P78" style:family="paragraph" style:parent-style-name="Standard" style:list-style-name="L2">
      <style:text-properties fo:font-size="12pt" officeooo:paragraph-rsid="0015f991" style:font-size-asian="12pt" style:font-size-complex="12pt"/>
    </style:style>
    <style:style style:name="P79" style:family="paragraph" style:parent-style-name="Standard" style:list-style-name="L4">
      <style:text-properties officeooo:paragraph-rsid="00421820"/>
    </style:style>
    <style:style style:name="P80" style:family="paragraph" style:parent-style-name="Standard" style:list-style-name="L4">
      <style:text-properties officeooo:paragraph-rsid="00545f52"/>
    </style:style>
    <style:style style:name="P81" style:family="paragraph" style:parent-style-name="Standard" style:list-style-name="L9">
      <style:text-properties officeooo:paragraph-rsid="00d96b51"/>
    </style:style>
    <style:style style:name="P82" style:family="paragraph" style:parent-style-name="Standard">
      <style:text-properties officeooo:paragraph-rsid="00df73f3"/>
    </style:style>
    <style:style style:name="P83" style:family="paragraph" style:parent-style-name="Standard">
      <style:text-properties officeooo:paragraph-rsid="0121a061"/>
    </style:style>
    <style:style style:name="P84" style:family="paragraph" style:parent-style-name="Text_20_body" style:list-style-name="L10">
      <style:text-properties style:font-name="sans-serif" fo:font-size="12pt" style:font-size-asian="12pt" style:font-size-complex="12pt"/>
    </style:style>
    <style:style style:name="P85" style:family="paragraph" style:parent-style-name="Text_20_body" style:list-style-name="L11">
      <style:text-properties style:font-name="sans-serif" fo:font-size="10.5pt" officeooo:rsid="010680d6" officeooo:paragraph-rsid="010680d6" style:font-size-asian="10.5pt" style:font-size-complex="10.5pt"/>
    </style:style>
    <style:style style:name="P86" style:family="paragraph" style:parent-style-name="Text_20_body" style:list-style-name="L12">
      <style:text-properties style:font-name="sans-serif" fo:font-size="10.5pt" style:font-size-asian="10.5pt" style:font-size-complex="10.5pt"/>
    </style:style>
    <style:style style:name="P87" style:family="paragraph" style:parent-style-name="Text_20_body" style:list-style-name="L10">
      <style:paragraph-properties fo:margin-top="0cm" fo:margin-bottom="0cm" loext:contextual-spacing="false"/>
      <style:text-properties style:font-name="sans-serif" fo:font-size="12pt" style:font-size-asian="12pt" style:font-size-complex="12pt"/>
    </style:style>
    <style:style style:name="P88" style:family="paragraph" style:parent-style-name="Text_20_body" style:list-style-name="L12">
      <style:paragraph-properties fo:margin-top="0cm" fo:margin-bottom="0cm" loext:contextual-spacing="false"/>
      <style:text-properties style:font-name="sans-serif" fo:font-size="10.5pt" style:font-size-asian="10.5pt" style:font-size-complex="10.5pt"/>
    </style:style>
    <style:style style:name="T1" style:family="text">
      <style:text-properties style:font-name="sans-serif1"/>
    </style:style>
    <style:style style:name="T2" style:family="text">
      <style:text-properties style:font-name="sans-serif1" fo:font-size="12.75pt"/>
    </style:style>
    <style:style style:name="T3" style:family="text">
      <style:text-properties style:font-name="sans-serif1" fo:font-size="12pt" fo:font-weight="normal" style:font-size-asian="12pt" style:font-weight-asian="normal" style:font-size-complex="12pt" style:font-weight-complex="normal"/>
    </style:style>
    <style:style style:name="T4" style:family="text">
      <style:text-properties style:font-name="sans-serif1" fo:font-size="12pt" fo:font-weight="normal" officeooo:rsid="0046e0f6" style:font-size-asian="12pt" style:font-weight-asian="normal" style:font-size-complex="12pt" style:font-weight-complex="normal"/>
    </style:style>
    <style:style style:name="T5" style:family="text">
      <style:text-properties style:font-name="sans-serif1" fo:font-size="12pt" fo:font-weight="normal" officeooo:rsid="00545f52" style:font-size-asian="12pt" style:font-weight-asian="normal" style:font-size-complex="12pt" style:font-weight-complex="normal"/>
    </style:style>
    <style:style style:name="T6" style:family="text">
      <style:text-properties style:font-name="sans-serif1" fo:font-size="12pt" fo:font-weight="normal" officeooo:rsid="00dcf27e" style:font-size-asian="12pt" style:font-weight-asian="normal" style:font-size-complex="12pt" style:font-weight-complex="normal"/>
    </style:style>
    <style:style style:name="T7" style:family="text">
      <style:text-properties style:font-name="sans-serif1" fo:font-size="12pt" fo:font-weight="normal" officeooo:rsid="00df73f3" style:font-size-asian="12pt" style:font-weight-asian="normal" style:font-size-complex="12pt" style:font-weight-complex="normal"/>
    </style:style>
    <style:style style:name="T8" style:family="text">
      <style:text-properties style:font-name="sans-serif1" fo:font-size="12pt" fo:font-weight="normal" officeooo:rsid="00e0dae7" style:font-size-asian="12pt" style:font-weight-asian="normal" style:font-size-complex="12pt" style:font-weight-complex="normal"/>
    </style:style>
    <style:style style:name="T9" style:family="text">
      <style:text-properties style:font-name="sans-serif1" fo:font-size="12pt" fo:font-weight="normal" officeooo:rsid="00e3610b" style:font-size-asian="12pt" style:font-weight-asian="normal" style:font-size-complex="12pt" style:font-weight-complex="normal"/>
    </style:style>
    <style:style style:name="T10" style:family="text">
      <style:text-properties style:font-name="sans-serif1" fo:font-size="12pt" fo:font-weight="normal" officeooo:rsid="00e9856b" style:font-size-asian="12pt" style:font-weight-asian="normal" style:font-size-complex="12pt" style:font-weight-complex="normal"/>
    </style:style>
    <style:style style:name="T11" style:family="text">
      <style:text-properties style:font-name="sans-serif1" fo:font-size="12pt" fo:font-weight="normal" officeooo:rsid="0101de08" style:font-size-asian="12pt" style:font-weight-asian="normal" style:font-size-complex="12pt" style:font-weight-complex="normal"/>
    </style:style>
    <style:style style:name="T12" style:family="text">
      <style:text-properties style:font-name="sans-serif1" fo:font-size="12pt" fo:font-weight="normal" officeooo:rsid="01037e17" style:font-size-asian="12pt" style:font-weight-asian="normal" style:font-size-complex="12pt" style:font-weight-complex="normal"/>
    </style:style>
    <style:style style:name="T13" style:family="text">
      <style:text-properties style:font-name="sans-serif1" fo:font-size="12pt" fo:font-weight="bold" officeooo:rsid="00d96b51" style:font-size-asian="12pt" style:font-weight-asian="bold" style:font-size-complex="12pt" style:font-weight-complex="bold"/>
    </style:style>
    <style:style style:name="T14" style:family="text">
      <style:text-properties style:font-name="sans-serif1" fo:font-size="12pt" fo:font-weight="bold" officeooo:rsid="00dcf27e" style:font-size-asian="12pt" style:font-weight-asian="bold" style:font-size-complex="12pt" style:font-weight-complex="bold"/>
    </style:style>
    <style:style style:name="T15" style:family="text">
      <style:text-properties style:font-name="sans-serif1" fo:font-size="12pt" fo:font-weight="bold" officeooo:rsid="01037e17" style:font-size-asian="12pt" style:font-weight-asian="bold" style:font-size-complex="12pt" style:font-weight-complex="bold"/>
    </style:style>
    <style:style style:name="T16" style:family="text">
      <style:text-properties style:font-name="sans-serif1" officeooo:rsid="0015f991"/>
    </style:style>
    <style:style style:name="T17" style:family="text">
      <style:text-properties style:font-name="sans-serif1" fo:font-weight="normal" officeooo:rsid="0015f991" style:font-weight-asian="normal" style:font-weight-complex="normal"/>
    </style:style>
    <style:style style:name="T18" style:family="text">
      <style:text-properties style:font-name="sans-serif1" fo:font-weight="normal" officeooo:rsid="001e0c18" style:font-weight-asian="normal" style:font-weight-complex="normal"/>
    </style:style>
    <style:style style:name="T19" style:family="text">
      <style:text-properties style:font-name="sans-serif1" officeooo:rsid="001e0c18"/>
    </style:style>
    <style:style style:name="T20" style:family="text">
      <style:text-properties style:font-name="sans-serif1" fo:font-size="14pt" fo:font-weight="bold" style:font-size-asian="14pt" style:font-weight-asian="bold" style:font-size-complex="14pt" style:font-weight-complex="bold"/>
    </style:style>
    <style:style style:name="T21" style:family="text">
      <style:text-properties style:font-name="sans-serif1" fo:font-size="14pt" fo:font-weight="bold" officeooo:rsid="001f468d" style:font-size-asian="14pt" style:font-weight-asian="bold" style:font-size-complex="14pt" style:font-weight-complex="bold"/>
    </style:style>
    <style:style style:name="T22" style:family="text">
      <style:text-properties style:font-name="sans-serif1" fo:font-size="14pt" fo:font-weight="bold" officeooo:rsid="001e0c18" style:font-size-asian="14pt" style:font-weight-asian="bold" style:font-size-complex="14pt" style:font-weight-complex="bold"/>
    </style:style>
    <style:style style:name="T23" style:family="text">
      <style:text-properties style:font-name="sans-serif1" fo:font-size="14pt" fo:font-weight="bold" officeooo:rsid="0015f991" style:font-size-asian="14pt" style:font-weight-asian="bold" style:font-size-complex="14pt" style:font-weight-complex="bold"/>
    </style:style>
    <style:style style:name="T24" style:family="text">
      <style:text-properties style:font-name="sans-serif1" fo:font-size="14pt" fo:font-weight="bold" officeooo:rsid="003b7296" style:font-size-asian="14pt" style:font-weight-asian="bold" style:font-size-complex="14pt" style:font-weight-complex="bold"/>
    </style:style>
    <style:style style:name="T25" style:family="text">
      <style:text-properties style:font-name="sans-serif1" fo:font-size="14pt" fo:font-weight="bold" officeooo:rsid="002f8576" style:font-size-asian="14pt" style:font-weight-asian="bold" style:font-size-complex="14pt" style:font-weight-complex="bold"/>
    </style:style>
    <style:style style:name="T26" style:family="text">
      <style:text-properties style:font-name="sans-serif1" fo:font-size="14pt" fo:font-weight="bold" officeooo:rsid="0061e1f0" style:font-size-asian="14pt" style:font-weight-asian="bold" style:font-size-complex="14pt" style:font-weight-complex="bold"/>
    </style:style>
    <style:style style:name="T27" style:family="text">
      <style:text-properties style:font-name="sans-serif1" fo:font-size="14pt" fo:font-weight="bold" officeooo:rsid="003756b2" style:font-size-asian="14pt" style:font-weight-asian="bold" style:font-size-complex="14pt" style:font-weight-complex="bold"/>
    </style:style>
    <style:style style:name="T28" style:family="text">
      <style:text-properties style:font-name="sans-serif1" fo:font-size="14pt" fo:font-weight="bold" officeooo:rsid="004f640d" style:font-size-asian="14pt" style:font-weight-asian="bold" style:font-size-complex="14pt" style:font-weight-complex="bold"/>
    </style:style>
    <style:style style:name="T29" style:family="text">
      <style:text-properties style:font-name="sans-serif1" fo:font-size="14pt" fo:font-weight="bold" officeooo:rsid="00a68cd7" style:font-size-asian="14pt" style:font-weight-asian="bold" style:font-size-complex="14pt" style:font-weight-complex="bold"/>
    </style:style>
    <style:style style:name="T30" style:family="text">
      <style:text-properties style:font-name="sans-serif1" fo:font-size="14pt" fo:font-weight="bold" officeooo:rsid="00e3610b" style:font-size-asian="14pt" style:font-weight-asian="bold" style:font-size-complex="14pt" style:font-weight-complex="bold"/>
    </style:style>
    <style:style style:name="T31" style:family="text">
      <style:text-properties style:font-name="sans-serif1" fo:font-size="14pt" fo:font-weight="bold" officeooo:rsid="00dcf27e" style:font-size-asian="14pt" style:font-weight-asian="bold" style:font-size-complex="14pt" style:font-weight-complex="bold"/>
    </style:style>
    <style:style style:name="T32" style:family="text">
      <style:text-properties style:font-name="sans-serif1" fo:font-size="14pt" fo:font-weight="bold" officeooo:rsid="00e6c5aa" style:font-size-asian="14pt" style:font-weight-asian="bold" style:font-size-complex="14pt" style:font-weight-complex="bold"/>
    </style:style>
    <style:style style:name="T33" style:family="text">
      <style:text-properties style:font-name="sans-serif1" fo:font-size="14pt" fo:font-weight="bold" officeooo:rsid="00e9856b" style:font-size-asian="14pt" style:font-weight-asian="bold" style:font-size-complex="14pt" style:font-weight-complex="bold"/>
    </style:style>
    <style:style style:name="T34" style:family="text">
      <style:text-properties style:font-name="sans-serif1" fo:font-size="14pt" fo:font-weight="bold" officeooo:rsid="01037e17" style:font-size-asian="14pt" style:font-weight-asian="bold" style:font-size-complex="14pt" style:font-weight-complex="bold"/>
    </style:style>
    <style:style style:name="T35" style:family="text">
      <style:text-properties style:font-name="sans-serif1" fo:font-size="14pt" fo:font-weight="bold" officeooo:rsid="0121a061" style:font-size-asian="14pt" style:font-weight-asian="bold" style:font-size-complex="14pt" style:font-weight-complex="bold"/>
    </style:style>
    <style:style style:name="T36" style:family="text">
      <style:text-properties style:font-name="sans-serif1" fo:font-size="14pt" fo:font-weight="normal" officeooo:rsid="00e3610b" style:font-size-asian="14pt" style:font-weight-asian="normal" style:font-size-complex="14pt" style:font-weight-complex="normal"/>
    </style:style>
    <style:style style:name="T37" style:family="text">
      <style:text-properties style:font-name="sans-serif1" fo:font-size="14pt" fo:font-weight="normal" officeooo:rsid="00e6c5aa" style:font-size-asian="14pt" style:font-weight-asian="normal" style:font-size-complex="14pt" style:font-weight-complex="normal"/>
    </style:style>
    <style:style style:name="T38" style:family="text">
      <style:text-properties style:font-name="sans-serif1" officeooo:rsid="002b525a"/>
    </style:style>
    <style:style style:name="T39" style:family="text">
      <style:text-properties style:font-name="sans-serif1" fo:font-size="11pt" fo:font-weight="bold" officeooo:rsid="001e0c18" style:font-size-asian="11pt" style:font-weight-asian="bold" style:font-size-complex="11pt" style:font-weight-complex="bold"/>
    </style:style>
    <style:style style:name="T40" style:family="text">
      <style:text-properties style:font-name="sans-serif1" fo:font-weight="bold" style:font-weight-asian="bold" style:font-weight-complex="bold"/>
    </style:style>
    <style:style style:name="T41" style:family="text">
      <style:text-properties style:font-name="sans-serif1" officeooo:rsid="00ca1cd2"/>
    </style:style>
    <style:style style:name="T42" style:family="text">
      <style:text-properties style:font-name="sans-serif1" officeooo:rsid="00ca89c5"/>
    </style:style>
    <style:style style:name="T43" style:family="text">
      <style:text-properties officeooo:rsid="001e0c18"/>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fo:font-weight="bold" officeooo:rsid="0075eef2" style:font-size-asian="14pt" style:font-weight-asian="bold" style:font-size-complex="14pt" style:font-weight-complex="bold"/>
    </style:style>
    <style:style style:name="T46" style:family="text">
      <style:text-properties fo:font-size="14pt" fo:font-weight="bold" officeooo:rsid="00b7ad62" style:font-size-asian="14pt" style:font-weight-asian="bold" style:font-size-complex="14pt" style:font-weight-complex="bold"/>
    </style:style>
    <style:style style:name="T47" style:family="text">
      <style:text-properties officeooo:rsid="002f8576"/>
    </style:style>
    <style:style style:name="T48" style:family="text">
      <style:text-properties officeooo:rsid="003756b2"/>
    </style:style>
    <style:style style:name="T49" style:family="text">
      <style:text-properties style:text-position="super 58%" style:font-name="sans-serif1" fo:font-size="12pt" fo:font-weight="normal" officeooo:rsid="0046e0f6" style:font-size-asian="12pt" style:font-weight-asian="normal" style:font-size-complex="12pt" style:font-weight-complex="normal"/>
    </style:style>
    <style:style style:name="T50" style:family="text">
      <style:text-properties officeooo:rsid="004b9d69"/>
    </style:style>
    <style:style style:name="T51" style:family="text">
      <style:text-properties officeooo:rsid="006819e1"/>
    </style:style>
    <style:style style:name="T52" style:family="text">
      <style:text-properties officeooo:rsid="0079878f"/>
    </style:style>
    <style:style style:name="T53" style:family="text">
      <style:text-properties officeooo:rsid="007e3a22"/>
    </style:style>
    <style:style style:name="T54" style:family="text">
      <style:text-properties officeooo:rsid="00827c0e"/>
    </style:style>
    <style:style style:name="T55" style:family="text">
      <style:text-properties officeooo:rsid="0084d855"/>
    </style:style>
    <style:style style:name="T56" style:family="text">
      <style:text-properties officeooo:rsid="009c4fc5"/>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ba8b57" style:font-weight-asian="bold" style:font-weight-complex="bold"/>
    </style:style>
    <style:style style:name="T60" style:family="text">
      <style:text-properties fo:font-size="12pt" style:font-size-asian="12pt" style:font-size-complex="12pt"/>
    </style:style>
    <style:style style:name="T61" style:family="text">
      <style:text-properties fo:font-size="12pt" officeooo:rsid="00b54c6c" style:font-size-asian="12pt" style:font-size-complex="12pt"/>
    </style:style>
    <style:style style:name="T62" style:family="text">
      <style:text-properties fo:font-size="12pt" fo:font-weight="normal" style:font-size-asian="12pt" style:font-weight-asian="normal" style:font-size-complex="12pt" style:font-weight-complex="normal"/>
    </style:style>
    <style:style style:name="T63" style:family="text">
      <style:text-properties officeooo:rsid="00c50cff"/>
    </style:style>
    <style:style style:name="T64" style:family="text">
      <style:text-properties officeooo:rsid="00d96b51"/>
    </style:style>
    <style:style style:name="T65" style:family="text">
      <style:text-properties style:text-underline-style="solid" style:text-underline-width="auto" style:text-underline-color="font-color" officeooo:rsid="00d96b51"/>
    </style:style>
    <style:style style:name="T66" style:family="text">
      <style:text-properties style:font-name="sans-serif" fo:font-size="12pt" style:font-size-asian="12pt" style:font-size-complex="12pt"/>
    </style:style>
    <style:style style:name="T67" style:family="text">
      <style:text-properties style:font-name="sans-serif" fo:font-size="12pt" fo:font-weight="bold" officeooo:rsid="00e3610b" style:font-size-asian="12pt" style:font-weight-asian="bold" style:font-size-complex="12pt" style:font-weight-complex="bold"/>
    </style:style>
    <style:style style:name="T68" style:family="text">
      <style:text-properties style:font-name="sans-serif" fo:font-size="12pt" fo:font-weight="bold" officeooo:rsid="01037e17" style:font-size-asian="12pt" style:font-weight-asian="bold" style:font-size-complex="12pt" style:font-weight-complex="bold"/>
    </style:style>
    <style:style style:name="T69" style:family="text">
      <style:text-properties style:font-name="sans-serif" fo:font-size="12pt" fo:font-weight="normal" officeooo:rsid="0101de08" style:font-size-asian="12pt" style:font-weight-asian="normal" style:font-size-complex="12pt" style:font-weight-complex="normal"/>
    </style:style>
    <style:style style:name="T70" style:family="text">
      <style:text-properties style:font-name="sans-serif" fo:font-size="12pt" fo:font-weight="normal" officeooo:rsid="01037e17" style:font-size-asian="12pt" style:font-weight-asian="normal" style:font-size-complex="12pt" style:font-weight-complex="normal"/>
    </style:style>
    <style:style style:name="T71" style:family="text">
      <style:text-properties style:font-name="sans-serif" fo:font-size="14pt" officeooo:rsid="00dcf27e" style:font-size-asian="14pt" style:font-size-complex="14pt"/>
    </style:style>
    <style:style style:name="T72" style:family="text">
      <style:text-properties style:font-name="sans-serif" fo:font-size="14pt" fo:font-weight="bold" officeooo:rsid="00dcf27e" style:font-size-asian="14pt" style:font-weight-asian="bold" style:font-size-complex="14pt" style:font-weight-complex="bold"/>
    </style:style>
    <style:style style:name="T73" style:family="text">
      <style:text-properties style:font-name="sans-serif" fo:font-size="14pt" fo:font-weight="bold" officeooo:rsid="00e3610b" style:font-size-asian="14pt" style:font-weight-asian="bold" style:font-size-complex="14pt" style:font-weight-complex="bold"/>
    </style:style>
    <style:style style:name="T74" style:family="text">
      <style:text-properties style:font-name="sans-serif" fo:font-size="14pt" fo:font-weight="bold" officeooo:rsid="01037e17" style:font-size-asian="14pt" style:font-weight-asian="bold" style:font-size-complex="14pt" style:font-weight-complex="bold"/>
    </style:style>
    <style:style style:name="T75" style:family="text">
      <style:text-properties officeooo:rsid="0121a0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16">1. </text:span><text:span text:style-name="T1">Normalisation</text:span></text:p>
      <text:p text:style-name="P33"><text:span text:style-name="T2"><text:line-break/></text:span><text:span text:style-name="T3">Normalization is a process of organizing the data in database to avoid data<text:line-break/>redundancy (duplication), insertion anomaly, update anomaly &amp; deletion anomaly.<text:line-break/>The purpose of normalization is to maximize the efficiency of a database.</text:span></text:p>
      <text:p text:style-name="P19"><text:line-break/>An anomaly is something that is different from what is normal or usual.</text:p>
      <text:p text:style-name="P19"><text:tab/></text:p>
      <text:p text:style-name="P31"><text:tab/></text:p>
      <text:p text:style-name="P35"><text:span text:style-name="T1">2. Candidate key </text:span><text:span text:style-name="T38">(super key)</text:span></text:p>
      <text:p text:style-name="P32"/>
      <text:list xml:id="list1035406489" text:style-name="L1">
        <text:list-item>
          <text:p text:style-name="P69">Candidate key is a single key or a group of multiple keys that uniquely identify rows in a table.</text:p>
        </text:list-item>
      </text:list>
      <text:list xml:id="list1614082103" text:style-name="L2">
        <text:list-item>
          <text:p text:style-name="P78"><text:span text:style-name="T17">Primary Key is a candidate key. </text:span><text:span text:style-name="T18">But, </text:span><text:span text:style-name="T19">Candidate key may or may not be a<text:line-break/>primary key.</text:span></text:p>
          <text:p text:style-name="P75"/>
        </text:list-item>
      </text:list>
      <text:p text:style-name="P25"/>
      <text:p text:style-name="P39"><text:span text:style-name="T21">3.</text:span><text:span text:style-name="T22"> </text:span><text:span text:style-name="T23"><text:s/></text:span><text:span text:style-name="T22">Prime Attributes</text:span></text:p>
      <text:p text:style-name="P25"/>
      <text:p text:style-name="P26">The columns in a candidate key are called prime attributes, and a column that does not occur in any candidate key is called a non-prime attribute.</text:p>
      <text:p text:style-name="P37"><text:span text:style-name="T19"><text:line-break/></text:span><text:span text:style-name="T39">Non-Prime Attributes:</text:span><text:span text:style-name="T19"> Name, Age, City<text:line-break/></text:span><text:span text:style-name="T39">Prime Attributes:</text:span><text:span text:style-name="T19"> EnrollmentNumber, Email, Name, Phone.</text:span></text:p>
      <text:p text:style-name="P26"/>
      <text:p text:style-name="P26"/>
      <text:p text:style-name="P1"><text:span text:style-name="T47">4. </text:span><text:span text:style-name="T43">First Normal Form Defined </text:span><text:span text:style-name="T48">(1NF)</text:span></text:p>
      <text:p text:style-name="P1"/>
      <text:list xml:id="list3498101331" text:style-name="L3">
        <text:list-item>
          <text:p text:style-name="P76">As per the rule of first normal form, an attribute (column) of a table cannot hold multiple values. </text:p>
        </text:list-item>
        <text:list-item>
          <text:p text:style-name="P76">It should hold only atomic values.</text:p>
          <text:p text:style-name="P76"/>
        </text:list-item>
      </text:list>
      <text:p text:style-name="P27"/>
      <text:p text:style-name="P40"><text:span text:style-name="T24">5</text:span><text:span text:style-name="T25">. </text:span><text:span text:style-name="T26">second</text:span><text:span text:style-name="T22"> Normal Form Defined </text:span><text:span text:style-name="T27">(</text:span><text:span text:style-name="T24">2</text:span><text:span text:style-name="T27">NF)</text:span></text:p>
      <text:p text:style-name="P2"/>
      <text:p text:style-name="P12">A table is said to be in 2NF if both the following conditions hold:</text:p>
      <text:list xml:id="list453768891" text:style-name="L4">
        <text:list-item>
          <text:p text:style-name="P79"><text:span text:style-name="T3">Table </text:span><text:span text:style-name="T4">should be in 1</text:span><text:span text:style-name="T49">st</text:span><text:span text:style-name="T4"> normal form.</text:span></text:p>
        </text:list-item>
        <text:list-item>
          <text:p text:style-name="P70">All non-prime attributes should depend on the entire primary-key not on part of a primary key (like subset or candidate key). (or) <text:span text:style-name="T50">the table should not contain any partial dependencies.</text:span></text:p>
          <text:p text:style-name="P70"/>
        </text:list-item>
      </text:list>
      <text:p text:style-name="P13"><text:tab/></text:p>
      <text:p text:style-name="P41"><text:span text:style-name="T28">6</text:span><text:span text:style-name="T25">. </text:span><text:span text:style-name="T26">Third</text:span><text:span text:style-name="T22"> Normal Form Defined </text:span><text:span text:style-name="T27">(</text:span><text:span text:style-name="T26">3</text:span><text:span text:style-name="T27">NF)</text:span></text:p>
      <text:p text:style-name="P3"/>
      <text:p text:style-name="P18">A table is said to be in <text:span text:style-name="T51">3</text:span>NF if both the following conditions hold:</text:p>
      <text:list xml:id="list73019811194365" text:continue-numbering="true" text:style-name="L4">
        <text:list-item>
          <text:p text:style-name="P80"><text:span text:style-name="T3">Table </text:span><text:span text:style-name="T4">should be in </text:span><text:span text:style-name="T5">2</text:span><text:span text:style-name="T49">st</text:span><text:span text:style-name="T4"> normal form.</text:span></text:p>
        </text:list-item>
        <text:list-item>
          <text:p text:style-name="P71">Transitive functional dependency of non-prime attribute on any super key should be removed. <text:s/><text:span text:style-name="T53">(transitive x -&gt; y -&gt; z so x -&gt; z)</text:span></text:p>
        </text:list-item>
      </text:list>
      <text:p text:style-name="P14"/>
      <text:p text:style-name="P15"><text:soft-page-break/><text:span text:style-name="T45">7. </text:span><text:span text:style-name="T44">Functional dependency in DBMS</text:span></text:p>
      <text:p text:style-name="P16"><text:line-break/>The attributes of a table is said to be dependent on each other when an attribute<text:span text:style-name="T52">(column)</text:span> of a table uniquely identifies another attribute<text:span text:style-name="T52">(column)</text:span> <text:s/>of the same table.</text:p>
      <text:p text:style-name="P16"/>
      <text:p text:style-name="P4"><text:span text:style-name="T54">8. </text:span>Boyce-Codd Normal Form</text:p>
      <text:p text:style-name="P4"/>
      <text:p text:style-name="P17">the table is considered Boyce-Codd Normal Form, </text:p>
      <text:list xml:id="list1183913603" text:style-name="L5">
        <text:list-item>
          <text:p text:style-name="P72">if it’s already in the Third Normal Form</text:p>
        </text:list-item>
        <text:list-item>
          <text:p text:style-name="P72"><text:span text:style-name="T55">A</text:span>nd for every functional dependency between A and B, A should be<text:line-break/>a super key.</text:p>
        </text:list-item>
      </text:list>
      <text:p text:style-name="P17"/>
      <text:p text:style-name="P17"/>
      <text:p text:style-name="P10">Day – 2</text:p>
      <text:p text:style-name="P10"/>
      <text:p text:style-name="P5"/>
      <text:p text:style-name="P5"><text:span text:style-name="T56">1. </text:span>Relationships</text:p>
      <text:p text:style-name="P5"/>
      <text:p text:style-name="P20">there are four types of relationships</text:p>
      <text:list xml:id="list3559102325" text:style-name="L6">
        <text:list-item>
          <text:p text:style-name="P73">one to one relationship.</text:p>
        </text:list-item>
        <text:list-item>
          <text:p text:style-name="P73">one to many relationship.</text:p>
        </text:list-item>
        <text:list-item>
          <text:p text:style-name="P73">many to one relationship.</text:p>
        </text:list-item>
        <text:list-item>
          <text:p text:style-name="P73">Many to many relationship.</text:p>
        </text:list-item>
      </text:list>
      <text:p text:style-name="P20"/>
      <text:h text:style-name="P54" text:outline-level="2"><text:span text:style-name="T56">2. </text:span>Database Schema</text:h>
      <text:p text:style-name="P57">A database schema is the skeleton structure that represents the logical view of the entire database. It defines how the data is organized and how the relations among them are associated. It formulates all the constraints that are to be applied on the data.</text:p>
      <text:p text:style-name="P57"/>
      <text:p text:style-name="P58"><text:span text:style-name="T29">3. </text:span><text:span text:style-name="T20">Why is a database schema important?</text:span></text:p>
      <text:p text:style-name="P58"/>
      <text:p text:style-name="P62"><text:span text:style-name="T61">We cant have a database without schema. We can work on RDBMS efficiantly because of schema.</text:span><text:span text:style-name="T60"><text:line-break/></text:span>Database schemas are important because they <text:span text:style-name="T57">help developers visualize how a database should be structured</text:span>. schema gives developers a clear point of reference about what tables and fields a project contains.</text:p>
      <text:p text:style-name="P63">If your schema isn't structured in an optimal way—</text:p>
      <text:p text:style-name="P55"><text:span text:style-name="T1">e.g., it doesn't follow normalization—that might result in duplicated or inconsistent data. On the other hand, it's possible to get to the other extreme</text:span><text:line-break/><text:span text:style-name="T1">where your queries become slow.</text:span></text:p>
      <text:p text:style-name="P20"/>
      <text:p text:style-name="P21"><text:soft-page-break/><text:span text:style-name="T46">4. </text:span><text:span text:style-name="T44">What is essential to a good database design?</text:span></text:p>
      <text:p text:style-name="P6"/>
      <text:list xml:id="list3645603118" text:style-name="L7">
        <text:list-item>
          <text:p text:style-name="P74"><text:span text:style-name="T58">Reduces redundancy</text:span><text:span text:style-name="T59">(duplicates)</text:span>: divide information carefully among tables to eliminate data redundancy. Duplicate data wastes space and can lead to inconsistency.</text:p>
        </text:list-item>
        <text:list-item>
          <text:p text:style-name="P74">Provides access with information a user needs to join tables together. (Use <text:span text:style-name="T58">good primary keys</text:span>, while creating <text:span text:style-name="T58">proper relationships</text:span> between tables.)</text:p>
        </text:list-item>
        <text:list-item>
          <text:p text:style-name="P74">Ensures <text:span text:style-name="T58">data accuracy</text:span> and <text:span text:style-name="T58">integrity</text:span>.</text:p>
          <text:p text:style-name="P74"/>
        </text:list-item>
      </text:list>
      <text:p text:style-name="P22"/>
      <text:p text:style-name="P7"><text:span text:style-name="T63">5. </text:span>Transactions</text:p>
      <text:p text:style-name="P7"/>
      <text:p text:style-name="P23">A transaction is a sequence of operations performed (using one or more SQL statements) on a database as a single logical unit of work.</text:p>
      <text:p text:style-name="P23"/>
      <text:p text:style-name="P23"/>
      <text:p text:style-name="P36"><text:span text:style-name="T41">6. ACID properties </text:span><text:span text:style-name="T42">of transaction</text:span></text:p>
      <text:p text:style-name="P24"/>
      <text:p text:style-name="P38"><text:span text:style-name="T40">Atomic</text:span><text:span text:style-name="T1"> :</text:span> <text:span text:style-name="T1">A transaction is a logical unit of work which must be either completed with all of its data modifications, or none of them is performed.</text:span></text:p>
      <text:p text:style-name="P38"><text:line-break/><text:span text:style-name="T40">Consistent</text:span><text:span text:style-name="T1"> :</text:span> <text:span text:style-name="T1">At the end of the transaction, all data must be left in a consistent state.</text:span></text:p>
      <text:p text:style-name="P38"><text:line-break/><text:span text:style-name="T40">Isolated</text:span><text:span text:style-name="T1"> :</text:span> <text:span text:style-name="T1">Modifications of data performed by a transaction must be independent of another transaction. Unless this happens, the outcome of a transaction may be erroneous.</text:span></text:p>
      <text:p text:style-name="P38"><text:line-break/><text:span text:style-name="T40">Durable</text:span><text:span text:style-name="T1"> :</text:span> <text:span text:style-name="T1">When the transaction is completed, effects of the modifications performed by the</text:span><text:line-break/><text:span text:style-name="T1">transaction must be permanent in the system.</text:span></text:p>
      <text:p text:style-name="P28"/>
      <text:p text:style-name="P28"/>
      <text:p text:style-name="P11">Day – <text:span text:style-name="T64">3</text:span></text:p>
      <text:p text:style-name="P11"/>
      <text:p text:style-name="P8"><text:span text:style-name="T65">1. </text:span>SOLID Principles</text:p>
      <text:p text:style-name="P8"/>
      <text:p text:style-name="P8"><text:span text:style-name="T62">This is part one of a five part series about </text:span><text:a xlink:type="simple" xlink:href="http://butunclebob.com/ArticleS.UncleBob.PrinciplesOfOod" text:style-name="Internet_20_link" text:visited-style-name="Visited_20_Internet_20_Link"><text:span text:style-name="T62">SOLID class design principles</text:span></text:a><text:span text:style-name="T62"> by </text:span><text:a xlink:type="simple" xlink:href="http://www.objectmentor.com/omTeam/martin_r.html" text:style-name="Internet_20_link" text:visited-style-name="Visited_20_Internet_20_Link"><text:span text:style-name="T62">Robert C. Martin</text:span></text:a><text:span text:style-name="T62">. The SOLID principles focus on achieving code that is maintainable, robust, and reusable.</text:span></text:p>
      <text:p text:style-name="P8"/>
      <text:list xml:id="list921700795" text:style-name="L8">
        <text:list-item>
          <text:p text:style-name="P77">Single-responsibility principle</text:p>
        </text:list-item>
        <text:list-item>
          <text:p text:style-name="P77">Open-closed principle</text:p>
        </text:list-item>
        <text:list-item>
          <text:p text:style-name="P77">Liskov substitution principle</text:p>
        </text:list-item>
        <text:list-item>
          <text:p text:style-name="P77">Interface segregation principle</text:p>
        </text:list-item>
        <text:list-item>
          <text:p text:style-name="P77">Dependency inversion principle</text:p>
        </text:list-item>
      </text:list>
      <text:p text:style-name="P29"/>
      <text:p text:style-name="P29"/>
      <text:p text:style-name="P29"/>
      <text:p text:style-name="P9"><text:soft-page-break/>2. Single-responsibility principle</text:p>
      <text:p text:style-name="P30"/>
      <text:p text:style-name="P42"><text:span text:style-name="T13"><text:tab/></text:span><text:span text:style-name="T66">A class should have one, and only one, reason to change.</text:span></text:p>
      <text:p text:style-name="P47"><text:tab/></text:p>
      <text:p text:style-name="P48">we should not write multiple logics in one class it should to only one job (ex DAO class etc)</text:p>
      <text:p text:style-name="P47"/>
      <text:list xml:id="list816677824" text:style-name="L9">
        <text:list-item>
          <text:p text:style-name="P81"><text:span text:style-name="Strong_20_Emphasis"><text:span text:style-name="T66">The class is easier to understand</text:span></text:span></text:p>
        </text:list-item>
        <text:list-item>
          <text:p text:style-name="P81"><text:span text:style-name="Strong_20_Emphasis"><text:span text:style-name="T66">The class is easier to maintain</text:span></text:span></text:p>
        </text:list-item>
        <text:list-item>
          <text:p text:style-name="P81"><text:span text:style-name="Strong_20_Emphasis"><text:span text:style-name="T66">The class is more reusable</text:span></text:span></text:p>
        </text:list-item>
      </text:list>
      <text:p text:style-name="P42"><text:span text:style-name="Strong_20_Emphasis"><text:span text:style-name="T66"/></text:span></text:p>
      <text:p text:style-name="P43"><text:span text:style-name="Strong_20_Emphasis"><text:span text:style-name="T71">3. </text:span></text:span><text:span text:style-name="Strong_20_Emphasis"><text:span text:style-name="T72">Open-closed principle</text:span></text:span></text:p>
      <text:p text:style-name="P43"><text:span text:style-name="Strong_20_Emphasis"><text:span text:style-name="T14"/></text:span></text:p>
      <text:p text:style-name="P43"><text:span text:style-name="Strong_20_Emphasis"><text:span text:style-name="T6">“Software entities ... should be open for extension,<text:line-break/>but closed for modification.”</text:span></text:span></text:p>
      <text:p text:style-name="P43"><text:span text:style-name="Strong_20_Emphasis"><text:span text:style-name="T14"/></text:span></text:p>
      <text:p text:style-name="P44"><text:span text:style-name="Strong_20_Emphasis"><text:span text:style-name="T7">for small example ( if we want to calculate area we should not write area method inside the class because it will be more specific, instead we can </text:span></text:span><text:span text:style-name="Strong_20_Emphasis"><text:span text:style-name="T8">create different shapes classes at define its area method inside it) so that our class will be open for modification.</text:span></text:span></text:p>
      <text:p text:style-name="P44"><text:span text:style-name="Strong_20_Emphasis"><text:span text:style-name="T8"/></text:span></text:p>
      <text:p text:style-name="P83"><text:span text:style-name="Strong_20_Emphasis"><text:span text:style-name="T35">4</text:span></text:span><text:span text:style-name="Strong_20_Emphasis"><text:span text:style-name="T33">. Liskov</text:span></text:span></text:p>
      <text:p text:style-name="P83"><text:span text:style-name="Strong_20_Emphasis"><text:span text:style-name="T10"/></text:span></text:p>
      <text:p text:style-name="P83"><text:span text:style-name="Strong_20_Emphasis"><text:span text:style-name="T9">objects of a superclass shall be replaceable with objects of its subclasses without breaking the application.</text:span></text:span></text:p>
      <text:p text:style-name="P44"><text:span text:style-name="Strong_20_Emphasis"><text:span text:style-name="T8"/></text:span></text:p>
      <text:p text:style-name="P45"><text:span text:style-name="Strong_20_Emphasis"><text:span text:style-name="T35">5</text:span></text:span><text:span text:style-name="Strong_20_Emphasis"><text:span text:style-name="T30">.</text:span></text:span><text:span text:style-name="Strong_20_Emphasis"><text:span text:style-name="T36"> </text:span></text:span><text:span text:style-name="Strong_20_Emphasis"><text:span text:style-name="T30">Interface segregation principle</text:span></text:span></text:p>
      <text:p text:style-name="P43"><text:span text:style-name="Strong_20_Emphasis"><text:span text:style-name="T14"><text:tab/></text:span></text:span></text:p>
      <text:p text:style-name="P43"><text:span text:style-name="Strong_20_Emphasis"><text:span text:style-name="T31"><text:tab/></text:span></text:span><text:span text:style-name="Strong_20_Emphasis"><text:span text:style-name="T6">“Many client-specific interfaces are better than one<text:line-break/>general-purpose interface.”</text:span></text:span></text:p>
      <text:p text:style-name="P43"><text:span text:style-name="Strong_20_Emphasis"><text:span text:style-name="T14"/></text:span></text:p>
      <text:p text:style-name="P46"><text:span text:style-name="Strong_20_Emphasis"><text:span text:style-name="T9">for example (if we write a genral purpose interface, when we implementation on multiple classes we will have some dead methods or not-usable methods. So to solve this we can have many specific interfaces);</text:span></text:span></text:p>
      <text:p text:style-name="P46"><text:span text:style-name="Strong_20_Emphasis"><text:span text:style-name="T9"/></text:span></text:p>
      <text:p text:style-name="P46"><text:span text:style-name="Strong_20_Emphasis"><text:span text:style-name="T35">6</text:span></text:span><text:span text:style-name="Strong_20_Emphasis"><text:span text:style-name="T32">.</text:span></text:span><text:span text:style-name="Strong_20_Emphasis"><text:span text:style-name="T37"> </text:span></text:span><text:span text:style-name="Strong_20_Emphasis"><text:span text:style-name="T30">Dependency inversion principle</text:span></text:span></text:p>
      <text:p text:style-name="P46"><text:span text:style-name="Strong_20_Emphasis"><text:span text:style-name="T30"/></text:span></text:p>
      <text:p text:style-name="P45"><text:span text:style-name="Strong_20_Emphasis"><text:span text:style-name="T9">DIP is basically the idea that high-level modules/implementations should not depend on lower level modules/implementations. If that is the case — that our high-level modules depend on lower level modules means that there is an inversion of dependencies!</text:span></text:span></text:p>
      <text:p text:style-name="P45"><text:span text:style-name="Strong_20_Emphasis"><text:span text:style-name="T9"/></text:span></text:p>
      <text:p text:style-name="P49"><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pan text:style-name="Strong_20_Emphasis"><text:span text:style-name="T9"/></text:span></text:p>
      <text:p text:style-name="P45"><text:soft-page-break/><text:span text:style-name="Strong_20_Emphasis"><text:span text:style-name="T9"/></text:span></text:p>
      <text:p text:style-name="P45"><text:span text:style-name="Strong_20_Emphasis"><text:span text:style-name="T9"/></text:span></text:p>
      <text:p text:style-name="P50"><text:span text:style-name="Strong_20_Emphasis"><text:span text:style-name="T30">Design Patterns</text:span></text:span></text:p>
      <text:p text:style-name="P50"><text:span text:style-name="Strong_20_Emphasis"><text:span text:style-name="T9"><text:line-break/>Design Patterns are reusable solutions to commonly occuring problems(in the context of software design). Design patterns were started as best practices that were applied again and again to similar problems encountered in different contexts. They become popular after they were collected, in a formalized form, in the Gang Of Four book.</text:span></text:span></text:p>
      <text:p text:style-name="P50"><text:span text:style-name="Strong_20_Emphasis"><text:span text:style-name="T9"/></text:span></text:p>
      <text:h text:style-name="P67" text:outline-level="1"><text:span text:style-name="Strong_20_Emphasis"><text:span text:style-name="T73">Factory Method Pattern</text:span></text:span></text:h>
      <text:p text:style-name="P64"><text:span text:style-name="Strong_20_Emphasis"><text:span text:style-name="T67"/></text:span></text:p>
      <text:p text:style-name="P56">Factory Method Pattern says that just <text:span text:style-name="T57">define an interface or abstract class for creating an object but let the subclasses decide which class to instantiate.</text:span> In other words, subclasses are responsible to create the instance of the class.</text:p>
      <text:p text:style-name="P51"><text:span text:style-name="Strong_20_Emphasis"><text:span text:style-name="T69">It provides loose coupling</text:span></text:span></text:p>
      <text:p text:style-name="P51"><text:span text:style-name="Strong_20_Emphasis"><text:span text:style-name="T11"/></text:span></text:p>
      <text:p text:style-name="P52"><text:span text:style-name="Strong_20_Emphasis"><text:span text:style-name="T15">ex : <text:s/>jdbc drivermanager.getConnection.</text:span></text:span></text:p>
      <text:p text:style-name="P52"><text:span text:style-name="Strong_20_Emphasis"><text:span text:style-name="T15"/></text:span></text:p>
      <text:h text:style-name="P68" text:outline-level="1"><text:span text:style-name="Strong_20_Emphasis"><text:span text:style-name="T34">Singleton design pattern</text:span></text:span></text:h>
      <text:p text:style-name="P52"><text:span text:style-name="Strong_20_Emphasis"><text:span text:style-name="T15"/></text:span></text:p>
      <text:p text:style-name="P52"><text:span text:style-name="Strong_20_Emphasis"><text:span text:style-name="T12">Singleton Pattern says that just "</text:span></text:span><text:span text:style-name="Strong_20_Emphasis"><text:span text:style-name="T15">define a class that has only one instance and provides a global point of access to it</text:span></text:span><text:span text:style-name="Strong_20_Emphasis"><text:span text:style-name="T12">".</text:span></text:span></text:p>
      <text:p text:style-name="P52"><text:span text:style-name="Strong_20_Emphasis"><text:span text:style-name="T15"/></text:span></text:p>
      <text:p text:style-name="P65"><text:span text:style-name="Strong_20_Emphasis"><text:span text:style-name="T15">There are two forms of singleton design pattern</text:span></text:span></text:p>
      <text:list xml:id="list549050660" text:style-name="L10">
        <text:list-item>
          <text:p text:style-name="P87"><text:span text:style-name="T57">Early Instantiation:</text:span> creation of instance at load time. </text:p>
        </text:list-item>
        <text:list-item>
          <text:p text:style-name="P84"><text:span text:style-name="T57">Lazy Instantiation:</text:span> creation of instance when required. </text:p>
        </text:list-item>
      </text:list>
      <text:p text:style-name="P57"/>
      <text:p text:style-name="P59"><text:span text:style-name="T58">Advantage</text:span> </text:p>
      <text:p text:style-name="P59">Saves memory because object is not created at each request. Only single instance is reused again and again.</text:p>
      <text:p text:style-name="P61">To create </text:p>
      <text:p text:style-name="P59">To create the singleton class, we need to have static member of class, private constructor and static factory method.</text:p>
      <text:list xml:id="list1574349902" text:style-name="L11">
        <text:list-item>
          <text:p text:style-name="P85"><text:span text:style-name="T57">Static member:</text:span> It gets memory only once because of static, itcontains the instance of the Singleton class. </text:p>
        </text:list-item>
      </text:list>
      <text:list xml:id="list4095815673" text:style-name="L12">
        <text:list-item>
          <text:p text:style-name="P88"><text:span text:style-name="T57">Private constructor:</text:span> It will prevent to instantiate the Singleton class from outside the class. </text:p>
        </text:list-item>
        <text:list-item>
          <text:p text:style-name="P86"><text:span text:style-name="T57">Static factory method:</text:span> This provides the global point of access to the Singleton object and returns the instance to the caller. </text:p>
        </text:list-item>
      </text:list>
      <text:p text:style-name="P59"><text:soft-page-break/></text:p>
      <text:h text:style-name="P68" text:outline-level="1"><text:span text:style-name="Strong_20_Emphasis"><text:span text:style-name="T68">Modularity</text:span></text:span></text:h>
      <text:p text:style-name="P52"><text:span text:style-name="Strong_20_Emphasis"><text:span text:style-name="T68"/></text:span></text:p>
      <text:p text:style-name="P65"><text:span text:style-name="Strong_20_Emphasis"><text:span text:style-name="T68">Modularity is a property that describes how replaceable the </text:span></text:span><text:a xlink:type="simple" xlink:href="https://www.computerhope.com/jargon/c/component.htm" text:style-name="Internet_20_link" text:visited-style-name="Visited_20_Internet_20_Link"><text:span text:style-name="Strong_20_Emphasis"><text:span text:style-name="T68">components</text:span></text:span></text:a><text:span text:style-name="Strong_20_Emphasis"><text:span text:style-name="T68"> or </text:span></text:span><text:a xlink:type="simple" xlink:href="https://www.computerhope.com/jargon/m/module.htm" text:style-name="Internet_20_link" text:visited-style-name="Visited_20_Internet_20_Link"><text:span text:style-name="Strong_20_Emphasis"><text:span text:style-name="T68">modules</text:span></text:span></text:a><text:span text:style-name="Strong_20_Emphasis"><text:span text:style-name="T68"> of a system are. A modular device has several parts that serve smaller functions which combine to serve the overall purpose of the device. Modules can be removed, </text:span></text:span><text:a xlink:type="simple" xlink:href="https://www.computerhope.com/jargon/r/replace.htm" text:style-name="Internet_20_link" text:visited-style-name="Visited_20_Internet_20_Link"><text:span text:style-name="Strong_20_Emphasis"><text:span text:style-name="T68">replaced</text:span></text:span></text:a><text:span text:style-name="Strong_20_Emphasis"><text:span text:style-name="T68">, or </text:span></text:span><text:a xlink:type="simple" xlink:href="https://www.computerhope.com/jargon/u/upgrade.htm" text:style-name="Internet_20_link" text:visited-style-name="Visited_20_Internet_20_Link"><text:span text:style-name="Strong_20_Emphasis"><text:span text:style-name="T68">upgraded</text:span></text:span></text:a><text:span text:style-name="Strong_20_Emphasis"><text:span text:style-name="T68"> without affecting other components.</text:span></text:span></text:p>
      <text:p text:style-name="Text_20_body">For example, most <text:a xlink:type="simple" xlink:href="https://www.computerhope.com/jargon/d/desktopc.htm" text:style-name="Internet_20_link" text:visited-style-name="Visited_20_Internet_20_Link">desktop computers</text:a> are modular because they have easily removable and upgradeable parts. However, <text:a xlink:type="simple" xlink:href="https://www.computerhope.com/jargon/l/laptop.htm" text:style-name="Internet_20_link" text:visited-style-name="Visited_20_Internet_20_Link">laptops</text:a> are less modular because most of their components are not easy to access, remove, replace, or upgrade. Today, as <text:a xlink:type="simple" xlink:href="https://www.computerhope.com/jargon/e/e-waste.htm" text:style-name="Internet_20_link" text:visited-style-name="Visited_20_Internet_20_Link">e-waste</text:a> becomes more of a problem, there are several companies that are trying to make more modular compact hardware solutions. For example, laptops from <text:a xlink:type="simple" xlink:href="https://www.computerhope.com/comp/framework.htm" text:style-name="Internet_20_link" text:visited-style-name="Visited_20_Internet_20_Link">Framework</text:a> are a good example of a modular laptop.</text:p>
      <text:p text:style-name="P52"><text:span text:style-name="Strong_20_Emphasis"><text:span text:style-name="T68"/></text:span></text:p>
      <text:p text:style-name="P66"><text:span text:style-name="Strong_20_Emphasis"><text:span text:style-name="T74">Cohesion</text:span></text:span></text:p>
      <text:p text:style-name="P65"><text:span text:style-name="Strong_20_Emphasis"><text:span text:style-name="T70">Cohesion refers to the degree to which the elements of a module/class belong together, it is suggested that the related code should be close to each other, so we should strive for high cohesion and bind all related code together as close as possible. It has to do with the elements within the module/class.</text:span></text:span></text:p>
      <text:p text:style-name="P65"><text:span text:style-name="Strong_20_Emphasis"><text:span text:style-name="T68"/></text:span></text:p>
      <text:p text:style-name="P53"><text:span text:style-name="Strong_20_Emphasis"><text:span text:style-name="T74">Coupling</text:span></text:span></text:p>
      <text:p text:style-name="P53"><text:span text:style-name="Strong_20_Emphasis"><text:span text:style-name="T74"/></text:span></text:p>
      <text:p text:style-name="Text_20_body"><text:span text:style-name="T66">Coupling refers to the degree to which the different modules/classes depend on each other, it is suggested that all modules should be independent as far as possible, that's why low coupling. It has to do with the elements </text:span><text:span text:style-name="Strong_20_Emphasis"><text:span text:style-name="T66">among</text:span></text:span><text:span text:style-name="T66"> different modules/classes.</text:span></text:p>
      <text:p text:style-name="P57"/>
      <text:p text:style-name="P60">DONT REPEAT YOURSELF (DRY)</text:p>
      <text:p text:style-name="P60">KEEP IT SHORT &amp; SIMPLE (KISS)</text:p>
      <text:p text:style-name="P60">YOU AINT GONNA NEED IT (YAGNI)</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oft-page-break/><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text:p text:style-name="P52"><text:span text:style-name="Strong_20_Emphasis"><text:span text:style-name="T6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1"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6T19:10:25.464575187</meta:creation-date>
    <dc:date>2022-05-27T07:30:18.169687080</dc:date>
    <meta:editing-duration>PT18H51M25S</meta:editing-duration>
    <meta:editing-cycles>62</meta:editing-cycles>
    <meta:generator>LibreOffice/6.4.7.2$Linux_X86_64 LibreOffice_project/40$Build-2</meta:generator>
    <meta:document-statistic meta:table-count="0" meta:image-count="0" meta:object-count="0" meta:page-count="7" meta:paragraph-count="111" meta:word-count="1450" meta:character-count="8772" meta:non-whitespace-character-count="7428"/>
  </office:meta>
</office:document-meta>
</file>